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dc228" officeooo:paragraph-rsid="0011c0ee"/>
    </style:style>
    <style:style style:name="P2" style:family="paragraph" style:parent-style-name="Text_20_body">
      <style:text-properties officeooo:paragraph-rsid="001485ca"/>
    </style:style>
    <style:style style:name="T1" style:family="text">
      <style:text-properties officeooo:rsid="000f1776"/>
    </style:style>
    <style:style style:name="T2" style:family="text">
      <style:text-properties officeooo:rsid="001030d6"/>
    </style:style>
    <style:style style:name="T3" style:family="text">
      <style:text-properties officeooo:rsid="0010b38b"/>
    </style:style>
    <style:style style:name="T4" style:family="text">
      <style:text-properties officeooo:rsid="0011c0ee"/>
    </style:style>
    <style:style style:name="T5" style:family="text">
      <style:text-properties officeooo:rsid="0012bb57"/>
    </style:style>
    <style:style style:name="T6" style:family="text">
      <style:text-properties officeooo:rsid="001485ca"/>
    </style:style>
    <style:style style:name="T7" style:family="text">
      <style:text-properties officeooo:rsid="001584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purpose of this exploration is to examine the us<text:span text:style-name="T6">e of a</text:span> metric calculated from the frequency distribution of the DBH class interval. We want to find a metric for each plot which describes succession, or the time since a disturbance event. <text:span text:style-name="T6">This is because species richness <text:s/>in woodland plots will change in response to the sudden availability of light. An increase in <text:s/>richness as herbaceous plants from seed within the soil, or from seed recently brought in, which would not normally germinate under the cover of the canopy, will now sprout. The abundance and richness of these plants will increase over time, peak, and then decrease as tree cover is again reinstated. </text:span>If the plot has lost large trees, due to storm damage for example, then <text:span text:style-name="T7">this succession</text:span> will occur, <text:span text:style-name="T7">and a large</text:span> number of saplings <text:span text:style-name="T7">will be recorded if the event has occurred recently.</text:span></text:p>
      <text:p text:style-name="P2">The <text:span text:style-name="T7">measured dbh in the plot</text:span> will follow a succession which we would expect to see reflected in the dbh frequency distribution. <text:span text:style-name="T6">The</text:span> class with the highest frequency <text:span text:style-name="T6">will </text:span>increase at the same time as the frequency itself decreases <text:span text:style-name="T6">as time since the opening event increases.</text:span> (The <text:span text:style-name="T7">reverse </text:span>j shaped distribution moves to the right). If there had been no disturbance, and at <text:span text:style-name="T7">greater </text:span>time since an event, the distribution of dbh will be more even, with more trees in the large dbh classes <text:span text:style-name="T3">but</text:span> with lower frequencies <text:span text:style-name="T3">and only a few counts in lower dbh classes.</text:span> (Looking more like a squished normal).</text:p>
      <text:p text:style-name="P1"><text:span text:style-name="T3">Therefore, e</text:span>arly successional plots will have a high mode in the lower dbh classes. As succession progresses this mode shift to the right and its value deceases. Multimodal plots with low counts <text:span text:style-name="T4">distributed across the dbh classes</text:span> have probably not experienced an opening event. </text:p>
      <text:p text:style-name="P1"><text:span text:style-name="T4">The dbh distributions in the Woodland Survey show a great variety, not necessarily all reflecting the expected pattern perfectly. For example, p</text:span>lots <text:span text:style-name="T7">are seen </text:span>with low counts in the lower dbh classes <text:span text:style-name="T4">but none in the higher. These plots </text:span><text:s/>probably <text:span text:style-name="T7">have</text:span> <text:span text:style-name="T7">biotic or abiotic factors restricting the growth of new trees. For example, plots with Rubus, Pteridium, Ilex or Urtica which might suppress regrowth. Although plots with these species might show many seedlings, as time goes by, the seedlings may be less likely to survive. Abiotic factors such as human disturbance may also play a part. In addition, grazing due to deer or sheep will have an impact. </text:span></text:p>
      <text:p text:style-name="Text_20_body"><text:span text:style-name="T2">The results of these factors suggests a metric which is a </text:span><text:s/>function of the maximum frequency, the dbh classes showing counts and the degree of difference between the frequencies. </text:p>
      <text:p text:style-name="Text_20_body">At one extreme, higher frequencies, <text:span text:style-name="T2">with </text:span>more counts in lower dbh classes, and large differences between adjacent classes would represent a recent event. At the other, low frequencies, more of the higher dbh classes being occupied and with the frequencies overall being less differentiated should imply longer time since an event. </text:p>
      <text:p text:style-name="Text_20_body"><text:span text:style-name="T4">If a </text:span>small <text:span text:style-name="T4">value for the </text:span>metric means recent event, then something like metric = 1/max frequency *<text:span text:style-name="T4">highest</text:span> mode dbh class occupied *<text:span text:style-name="T5">1/</text:span> abs value (sum of differences in counts)</text:p>
      <text:p text:style-name="Text_20_body"><text:span text:style-name="T4">M</text:span>ax frequency must reduce at later times, <text:span text:style-name="T4">the</text:span> abs value of differences must reduce as you progress to a smaller number of larger trees. mode dbh will be greater as the plot matures. </text:p>
      <text:p text:style-name="Text_20_body">Issues.</text:p>
      <text:p text:style-name="Text_20_body"><text:span text:style-name="T4">Actual counts can be large, t</text:span>he highest count is 372, and this value deceases gradually, i.e. its not an outlier. <text:span text:style-name="T5">This means that its inverse would make the metric near zero for a recent event, which is appropriate but its upper value would be variable. The maximum dbh class is 32 (dbh = 162.5cm)</text:span></text:p>
      <text:p text:style-name="Text_20_body"><text:soft-pag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6T09:49:44.675890820</meta:creation-date>
    <dc:date>2018-02-06T12:26:19.323585833</dc:date>
    <meta:editing-duration>PT13M41S</meta:editing-duration>
    <meta:editing-cycles>3</meta:editing-cycles>
    <meta:generator>LibreOffice/5.1.6.2$Linux_X86_64 LibreOffice_project/10m0$Build-2</meta:generator>
    <meta:document-statistic meta:table-count="0" meta:image-count="0" meta:object-count="0" meta:page-count="2" meta:paragraph-count="10" meta:word-count="599" meta:character-count="3546" meta:non-whitespace-character-count="2948"/>
  </office:meta>
</office:document-meta>
</file>